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>
      <style:text-properties officeooo:rsid="000911ce" officeooo:paragraph-rsid="000911ce"/>
    </style:style>
    <style:style style:name="P2" style:family="paragraph" style:parent-style-name="Text_20_body">
      <style:text-properties fo:font-style="italic" officeooo:rsid="000911ce" officeooo:paragraph-rsid="000911ce" style:font-style-asian="italic" style:font-style-complex="italic"/>
    </style:style>
    <style:style style:name="P3" style:family="paragraph" style:parent-style-name="Standard">
      <style:text-properties fo:font-style="italic" officeooo:rsid="000d65cd" officeooo:paragraph-rsid="000d65cd" style:font-style-asian="italic" style:font-style-complex="italic"/>
    </style:style>
    <style:style style:name="P4" style:family="paragraph" style:parent-style-name="Text_20_body">
      <style:text-properties fo:font-style="normal" fo:font-weight="bold" officeooo:rsid="000911ce" officeooo:paragraph-rsid="000911ce" style:font-style-asian="normal" style:font-weight-asian="bold" style:font-style-complex="normal" style:font-weight-complex="bold"/>
    </style:style>
    <style:style style:name="P5" style:family="paragraph" style:parent-style-name="Standard">
      <style:text-properties officeooo:rsid="0009f19f" officeooo:paragraph-rsid="0009f19f"/>
    </style:style>
    <style:style style:name="P6" style:family="paragraph" style:parent-style-name="Heading_20_1">
      <style:text-properties officeooo:rsid="000911ce" officeooo:paragraph-rsid="000911c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This is a heading </text:h>
      <text:h text:style-name="Heading_20_2" text:outline-level="2">This is a heading 2</text:h>
      <text:p text:style-name="P1">This is text</text:p>
      <text:p text:style-name="P2">This is italics</text:p>
      <text:p text:style-name="P4">This is bold</text:p>
      <text:p text:style-name="Quotations">This is a quote</text:p>
      <text:p text:style-name="P5">Here’s a more complex sentence with <text:span text:style-name="T1">italics</text:span><text:span text:style-name="T2"> and </text:span><text:span text:style-name="T3">bold</text:span><text:span text:style-name="T4">.</text:span></text:p>
      <text:p text:style-name="Quotations">Here’s another quote</text:p>
      <text:p text:style-name="P3">Starting with italics<text:span text:style-name="T2"> quickly to normal </text:span><text:span text:style-name="T3">then finish with bold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bcb29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11:29:14.767557969</meta:creation-date>
    <dc:date>2023-04-10T14:57:13.861370927</dc:date>
    <meta:editing-duration>PT1M51S</meta:editing-duration>
    <meta:editing-cycles>8</meta:editing-cycles>
    <meta:generator>LibreOffice/7.5.2.2$Linux_X86_64 LibreOffice_project/50$Build-2</meta:generator>
    <meta:document-statistic meta:table-count="0" meta:image-count="0" meta:object-count="0" meta:page-count="1" meta:paragraph-count="9" meta:word-count="44" meta:character-count="226" meta:non-whitespace-character-count="190"/>
  </office:meta>
</office:document-meta>
</file>